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1.8409in" svg:x="2.7063in" svg:y="1.7413in">
            <draw:object draw:notify-on-update-of-ranges="Sheet1.A2:Sheet1.A6 Sheet1.B1:Sheet1.B1 Sheet1.B2:Sheet1.B6 Sheet1.C1:Sheet1.C1 Sheet1.C2:Sheet1.C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Ratio, %</text:p>
          </table:table-cell>
          <table:table-cell office:value-type="string" calcext:value-type="string">
            <text:p>Lost, %</text:p>
          </table:table-cell>
        </table:table-row>
        <table:table-row table:style-name="ro1">
          <table:table-cell office:value-type="string" calcext:value-type="string">
            <text:p>1P</text:p>
          </table:table-cell>
          <table:table-cell office:value-type="float" office:value="88.8178419700125" calcext:value-type="float">
            <text:p>88.81784197</text:p>
          </table:table-cell>
          <table:table-cell office:value-type="float" office:value="11.1821580299875" calcext:value-type="float">
            <text:p>11.18215803</text:p>
          </table:table-cell>
        </table:table-row>
        <table:table-row table:style-name="ro1">
          <table:table-cell office:value-type="string" calcext:value-type="string">
            <text:p>1T</text:p>
          </table:table-cell>
          <table:table-cell office:value-type="float" office:value="90.9494701772928" calcext:value-type="float">
            <text:p>90.9494701773</text:p>
          </table:table-cell>
          <table:table-cell office:value-type="float" office:value="9.05052982270718" calcext:value-type="float">
            <text:p>9.0505298227</text:p>
          </table:table-cell>
        </table:table-row>
        <table:table-row table:style-name="ro1">
          <table:table-cell office:value-type="string" calcext:value-type="string">
            <text:p>1G</text:p>
          </table:table-cell>
          <table:table-cell office:value-type="float" office:value="93.1322574615479" calcext:value-type="float">
            <text:p>93.1322574615</text:p>
          </table:table-cell>
          <table:table-cell office:value-type="float" office:value="6.86774253845215" calcext:value-type="float">
            <text:p>6.8677425385</text:p>
          </table:table-cell>
        </table:table-row>
        <table:table-row table:style-name="ro1">
          <table:table-cell office:value-type="string" calcext:value-type="string">
            <text:p>1M</text:p>
          </table:table-cell>
          <table:table-cell office:value-type="float" office:value="95.367431640625" calcext:value-type="float">
            <text:p>95.3674316406</text:p>
          </table:table-cell>
          <table:table-cell office:value-type="float" office:value="4.632568359375" calcext:value-type="float">
            <text:p>4.6325683594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float" office:value="97.65625" calcext:value-type="float">
            <text:p>97.65625</text:p>
          </table:table-cell>
          <table:table-cell office:value-type="float" office:value="2.34375" calcext:value-type="float">
            <text:p>2.343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0" number:min-integer-digits="1"/>
      <number:text>%</number:text>
    </number:number-style>
    <number:number-style style:name="N121">
      <number:number number:decimal-places="0" number:min-integer-digits="1" number:grouping="true"/>
      <number:text>%</number:text>
    </number:number-style>
    <number:number-style style:name="N122">
      <number:number number:decimal-places="0" number:min-integer-digits="1"/>
      <number:text>%%</number:text>
    </number:number-style>
    <number:percentage-style style:name="N123">
      <number:number number:decimal-places="0" number:min-integer-digits="1" number:grouping="true"/>
      <number:text>%</number:text>
    </number:percentage-style>
    <number:number-style style:name="N124">
      <number:number number:decimal-places="2" number:min-integer-digits="0" number:decimal-replacement=""/>
      <number:text>%</number:text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0:55:54.9537521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1:16:13.546093469</meta:creation-date>
    <dc:date>2016-07-27T10:57:59.622353776</dc:date>
    <meta:editing-duration>PT11M16S</meta:editing-duration>
    <meta:editing-cycles>2</meta:editing-cycles>
    <meta:generator>LibreOffice/4.3.3.2$Linux_X86_64 LibreOffice_project/430m0$Build-2</meta:generator>
    <meta:document-statistic meta:table-count="1" meta:cell-count="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0" number:min-integer-digits="1"/>
      <number:text>%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0">
      <style:chart-properties chart:display-label="true" chart:logarithmic="false" chart:minimum="0" chart:maximum="100" chart:gap-width="8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8" style:family="chart" style:data-style-name="N120">
      <style:chart-properties chart:link-data-style-to-source="true" chart:data-label-number="value" chart:data-label-text="false" chart:data-label-symbol="false" chart:label-position="center"/>
      <style:graphic-properties draw:stroke="none" draw:fill-color="#e35a47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4.677cm" xlink:href=".." xlink:type="simple" chart:class="chart:bar" chart:style-name="ch1">
        <chart:legend chart:legend-position="end" svg:x="13.869cm" svg:y="1.79cm" style:legend-expansion="high" chart:style-name="ch2"/>
        <chart:plot-area chart:style-name="ch3" table:cell-range-address="Sheet1.A1:Sheet1.C6" chart:data-source-has-labels="both" svg:x="0.32cm" svg:y="0.093cm" svg:width="13.229cm" svg:height="4.491cm">
          <chartooo:coordinate-region svg:x="1.074cm" svg:y="0.093cm" svg:width="12.017cm" svg:height="3.844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chart:label-cell-address="Sheet1.B1:Sheet1.B1" chart:class="chart:bar">
            <chart:data-point chart:repeated="5"/>
          </chart:series>
          <chart:series chart:style-name="ch8" chart:values-cell-range-address="Sheet1.C2:Sheet1.C6" chart:label-cell-address="Sheet1.C1:Sheet1.C1" chart:class="chart:bar">
            <chart:data-point chart:style-name="ch9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, %</text:p>
                <draw:g>
                  <svg:desc>Sheet1.B1:Sheet1.B1</svg:desc>
                </draw:g>
              </table:table-cell>
              <table:table-cell office:value-type="string">
                <text:p>Lost, %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P</text:p>
                <draw:g>
                  <svg:desc>Sheet1.A2:Sheet1.A6</svg:desc>
                </draw:g>
              </table:table-cell>
              <table:table-cell office:value-type="float" office:value="88.8178419700125">
                <text:p>88.8178419700125</text:p>
                <draw:g>
                  <svg:desc>Sheet1.B2:Sheet1.B6</svg:desc>
                </draw:g>
              </table:table-cell>
              <table:table-cell office:value-type="float" office:value="11.1821580299875">
                <text:p>11.1821580299875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1T</text:p>
              </table:table-cell>
              <table:table-cell office:value-type="float" office:value="90.9494701772928">
                <text:p>90.9494701772928</text:p>
              </table:table-cell>
              <table:table-cell office:value-type="float" office:value="9.05052982270718">
                <text:p>9.05052982270718</text:p>
              </table:table-cell>
            </table:table-row>
            <table:table-row>
              <table:table-cell office:value-type="string">
                <text:p>1G</text:p>
              </table:table-cell>
              <table:table-cell office:value-type="float" office:value="93.1322574615479">
                <text:p>93.1322574615479</text:p>
              </table:table-cell>
              <table:table-cell office:value-type="float" office:value="6.86774253845215">
                <text:p>6.86774253845215</text:p>
              </table:table-cell>
            </table:table-row>
            <table:table-row>
              <table:table-cell office:value-type="string">
                <text:p>1M</text:p>
              </table:table-cell>
              <table:table-cell office:value-type="float" office:value="95.367431640625">
                <text:p>95.367431640625</text:p>
              </table:table-cell>
              <table:table-cell office:value-type="float" office:value="4.632568359375">
                <text:p>4.632568359375</text:p>
              </table:table-cell>
            </table:table-row>
            <table:table-row>
              <table:table-cell office:value-type="string">
                <text:p>1K</text:p>
              </table:table-cell>
              <table:table-cell office:value-type="float" office:value="97.65625">
                <text:p>97.65625</text:p>
              </table:table-cell>
              <table:table-cell office:value-type="float" office:value="2.34375">
                <text:p>2.34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